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 pour la soutenance</text:h>
      <text:p text:style-name="Text_20_body">Petite proposition de plan par Gall, n'hésitez pas à modifier.</text:p>
      <text:p text:style-name="Text_20_body">Si quelqu'un se sent de faire un modèle de diapo ça serait pas mal, j'ai essayé mais sans succès...</text:p>
      <text:p text:style-name="Text_20_body"/>
      <text:list xml:id="list2137825324341348405" text:style-name="L1">
        <text:list-item>
          <text:p text:style-name="P1">Introduction</text:p>
          <text:p text:style-name="P1">De manière générale, l'introduction du rapport</text:p>
        </text:list-item>
        <text:list-item>
          <text:p text:style-name="P1">Objectifs</text:p>
          <text:p text:style-name="P1">Synthèse des parties 2 et 3</text:p>
          <text:list>
            <text:list-item>
              <text:p text:style-name="P1">Approches</text:p>
            </text:list-item>
            <text:list-item>
              <text:p text:style-name="P1">Interfaces disponibles</text:p>
            </text:list-item>
          </text:list>
        </text:list-item>
        <text:list-item>
          <text:p text:style-name="P1">Réseau de neurones</text:p>
          <text:list>
            <text:list-item>
              <text:p text:style-name="P1">Apprend mon fils</text:p>
            </text:list-item>
            <text:list-item>
              <text:p text:style-name="P1">Paye ton neurone</text:p>
            </text:list-item>
            <text:list-item>
              <text:p text:style-name="P1">Courez ! Courez ! Vous m'attraperez pas !</text:p>
            </text:list-item>
          </text:list>
        </text:list-item>
        <text:list-item>
          <text:p text:style-name="P1">Algorithme Génétique</text:p>
          <text:list>
            <text:list-item>
              <text:p text:style-name="P1">Principes</text:p>
            </text:list-item>
            <text:list-item>
              <text:p text:style-name="P1">De l'algorithme vers Java</text:p>
            </text:list-item>
            <text:list-item>
              <text:p text:style-name="P1">Stratégie</text:p>
            </text:list-item>
          </text:list>
        </text:list-item>
        <text:list-item>
          <text:p text:style-name="P1">Conclusion</text:p>
        </text:list-item>
        <text:list-item>
          <text:p text:style-name="P1">Remerciements</text:p>
        </text:list-item>
      </text:list>
      <text:p text:style-name="Text_20_body"/>
      <text:p text:style-name="Text_20_body">Petite note qui fait plaisir : on va se faire déboîter pour le rapport, il reste quelques fautes et phrase un peu étrange qui auraient mérité une relecture à tête reposée, mais surtout, la partie 3 est entièrement non corrigée. On a eu un petit raté je crois...</text:p>
      <text:p text:style-name="Text_20_body"/>
      <text:p text:style-name="Text_20_body">NB : On avait remarqué, on vous met nos diapo d'ici p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0T19:42:40.12</dc:date>
    <meta:generator>OpenOffice.org/3.4.1$Win32 OpenOffice.org_project/341m1$Build-9593</meta:generator>
    <meta:document-statistic meta:table-count="0" meta:image-count="0" meta:object-count="0" meta:page-count="1" meta:paragraph-count="21" meta:word-count="151" meta:character-count="835"/>
    <meta:editing-duration>PT1M19S</meta:editing-duration>
    <meta:editing-cycles>1</meta:editing-cycles>
  </office:meta>
</office:document-meta>
</file>